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THeiti, 'Sans Serif'"/>
    <style:font-face style:name="Microsoft JhengHei" svg:font-family="'Microsoft JhengHei', Arial, Helvetica, sans-serif"/>
    <style:font-face style:name="Microsoft Jhenghei1" svg:font-family="'Microsoft Jhenghei', 'Open Sans', Arial, 'Hiragino Sans GB', 'Pingfang TC', 'Lantinghei TC', 'Microsoft YaHei', 'Wenquanyi Micro Hei', 'WenQuanYi Zen Hei', 'ST Heiti', SimHei, 'WenQuanYi Zen Hei Sharp', sans-serif"/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New Microsoft JhengHei" svg:font-family="'New Microsoft JhengHei', 'Microsoft JhengHei', sans-serif"/>
    <style:font-face style:name="Noto Sans TC" svg:font-family="'Noto Sans TC'"/>
    <style:font-face style:name="Noto Sans TC1" svg:font-family="'Noto Sans TC', 'Apple LiGothic Medium', PingFang, 'Microsoft JhengHei', 'WenQuanYi Zen Hei', helvetica, Arial, sans-serif"/>
    <style:font-face style:name="YahooSans VF" svg:font-family="'YahooSans VF', 'Yahoo Sans', YahooSans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style:writing-mode="lr-tb"/>
      <style:text-properties fo:font-variant="normal" fo:text-transform="none" fo:color="#333333" style:font-name="Microsoft Jhenghei" fo:font-size="12.75pt" fo:letter-spacing="0.026cm" fo:font-style="normal" fo:font-weight="normal" style:language-asian="zh" style:country-asian="TW"/>
    </style:style>
    <style:style style:name="T1" style:family="text">
      <style:text-properties style:language-asian="zh" style:country-asian="TW"/>
    </style:style>
    <style:style style:name="T2" style:family="text">
      <style:text-properties fo:font-variant="normal" fo:text-transform="none" fo:color="#232a31" style:font-name="YahooSans VF" fo:font-size="13.5pt" fo:letter-spacing="normal" fo:font-style="normal" fo:font-weight="normal" style:font-name-asian="New Microsoft JhengHei" style:font-size-asian="13.5pt" style:font-style-asian="normal" style:font-weight-asian="normal"/>
    </style:style>
    <style:style style:name="T3" style:family="text">
      <style:text-properties fo:font-variant="normal" fo:text-transform="none" fo:color="#232a31" fo:letter-spacing="normal" style:font-name-asian="YahooSans VF" style:font-size-asian="13.5pt" style:font-style-asian="normal" style:font-weight-asian="normal"/>
    </style:style>
    <style:style style:name="T4" style:family="text">
      <style:text-properties fo:font-variant="normal" fo:text-transform="none" fo:color="#232a31" fo:letter-spacing="normal" style:font-name-asian="YahooSans VF" style:font-size-asian="13.5pt" style:language-asian="zh" style:country-asian="TW" style:font-style-asian="normal" style:font-weight-asian="normal"/>
    </style:style>
    <style:style style:name="T5" style:family="text">
      <style:text-properties fo:font-variant="normal" fo:text-transform="none" fo:color="#232a31" style:font-name="Microsoft Jhenghei" fo:font-size="12.75pt" fo:letter-spacing="normal" fo:font-style="normal" fo:font-weight="normal" style:font-name-asian="YahooSans VF" style:font-size-asian="13.5pt" style:language-asian="zh" style:country-asian="TW" style:font-style-asian="normal" style:font-weight-asian="normal"/>
    </style:style>
    <style:style style:name="T6" style:family="text">
      <style:text-properties fo:font-variant="normal" fo:text-transform="none" fo:color="#333333" style:font-name="Microsoft Jhenghei" fo:font-size="12.75pt" fo:letter-spacing="0.026cm" fo:font-style="normal" fo:font-weight="normal"/>
    </style:style>
    <style:style style:name="T7" style:family="text">
      <style:text-properties fo:font-variant="normal" fo:text-transform="none" fo:color="#333333" style:font-name="Microsoft Jhenghei" fo:font-size="12.75pt" fo:letter-spacing="0.026cm" fo:font-style="normal" fo:font-weight="normal" style:language-asian="zh" style:country-asian="TW"/>
    </style:style>
    <style:style style:name="T8" style:family="text">
      <style:text-properties fo:font-variant="normal" fo:text-transform="none" fo:color="#333333" style:font-name="Arial1" fo:font-size="12pt" fo:letter-spacing="0.026cm" fo:font-style="normal" fo:font-weight="normal" style:language-asian="zh" style:country-asian="TW"/>
    </style:style>
    <style:style style:name="T9" style:family="text">
      <style:text-properties fo:font-variant="normal" fo:text-transform="none" fo:color="#333333" style:font-name="Arial1" fo:font-size="12pt" fo:letter-spacing="0.026cm" fo:font-style="normal" fo:font-weight="normal" style:font-name-asian="YahooSans VF" style:font-size-asian="13.5pt" style:language-asian="zh" style:country-asian="TW" style:font-style-asian="normal" style:font-weight-asian="normal"/>
    </style:style>
    <style:style style:name="T10" style:family="text">
      <style:text-properties fo:font-variant="normal" fo:text-transform="none" fo:color="#333333" fo:letter-spacing="0.026cm" style:font-name-asian="Arial1" style:font-size-asian="12pt" style:language-asian="zh" style:country-asian="TW" style:font-style-asian="normal" style:font-weight-asian="normal"/>
    </style:style>
    <style:style style:name="T11" style:family="text">
      <style:text-properties fo:font-variant="normal" fo:text-transform="none" fo:color="#333333" fo:letter-spacing="0.026cm" style:font-name-asian="Arial1" style:font-size-asian="12pt" style:font-style-asian="normal" style:font-weight-asian="normal"/>
    </style:style>
    <style:style style:name="T12" style:family="text">
      <style:text-properties fo:font-variant="normal" fo:text-transform="none" fo:color="#333333" fo:letter-spacing="0.026cm" style:font-name-asian="Microsoft Jhenghei" style:font-size-asian="12.75pt" style:language-asian="zh" style:country-asian="TW" style:font-style-asian="normal" style:font-weight-asian="normal"/>
    </style:style>
    <style:style style:name="T13" style:family="text">
      <style:text-properties fo:font-variant="normal" fo:text-transform="none" fo:color="#333333" fo:letter-spacing="0.026cm" fo:font-weight="bold" style:font-name-asian="Arial1" style:font-size-asian="12pt" style:language-asian="zh" style:country-asian="TW" style:font-style-asian="normal" style:font-weight-asian="bold" style:font-weight-complex="bold"/>
    </style:style>
    <style:style style:name="T14" style:family="text">
      <style:text-properties fo:font-variant="normal" fo:text-transform="none" fo:color="#000000" fo:letter-spacing="normal" style:font-name-asian="New Microsoft JhengHei" style:font-size-asian="13.5pt" style:language-asian="zh" style:country-asian="TW" style:font-style-asian="normal" style:font-weight-asian="normal"/>
    </style:style>
    <style:style style:name="T15" style:family="text">
      <style:text-properties fo:font-variant="normal" fo:text-transform="none" fo:color="#000000" fo:letter-spacing="normal" style:font-name-asian="Microsoft JhengHei" style:font-size-asian="12pt" style:language-asian="zh" style:country-asian="TW" style:font-style-asian="normal" style:font-weight-asian="normal"/>
    </style:style>
    <style:style style:name="T16" style:family="text">
      <style:text-properties fo:font-variant="normal" fo:text-transform="none" fo:color="#000000" fo:letter-spacing="normal" fo:font-weight="bold" style:font-name-asian="Microsoft JhengHei" style:font-size-asian="12pt" style:language-asian="zh" style:country-asian="TW" style:font-style-asian="normal" style:font-weight-asian="bold" style:font-weight-complex="bold"/>
    </style:style>
    <style:style style:name="T17" style:family="text">
      <style:text-properties fo:font-variant="normal" fo:text-transform="none" fo:color="#2b2d32" fo:letter-spacing="normal" style:font-name-asian="YahooSans VF" style:language-asian="zh" style:country-asian="TW" style:font-style-asian="normal" style:font-weight-asian="normal"/>
    </style:style>
    <style:style style:name="T18" style:family="text">
      <style:text-properties fo:font-variant="normal" fo:text-transform="none" fo:color="#444444" style:font-name="Microsoft Jhenghei" fo:font-size="12.75pt" fo:letter-spacing="normal" fo:font-style="normal" fo:font-weight="normal" style:font-name-asian="Arial2" style:font-size-asian="12pt" style:language-asian="zh" style:country-asian="TW" style:font-style-asian="normal" style:font-weight-asian="normal"/>
    </style:style>
    <style:style style:name="T19" style:family="text">
      <style:text-properties fo:color="#000000" style:font-name-asian="YahooSans VF" style:font-size-asian="13.5pt" style:language-asian="zh" style:country-asian="TW" style:font-style-asian="normal" style:font-weight-asian="normal"/>
    </style:style>
    <style:style style:name="T20" style:family="text">
      <style:text-properties fo:color="#000000" style:font-name="YahooSans VF" fo:font-style="normal" fo:font-weight="normal" style:font-name-asian="New Microsoft JhengHei" style:font-size-asian="13.5pt" style:language-asian="zh" style:country-asian="TW" style:font-style-asian="normal" style:font-weight-asian="normal"/>
    </style:style>
    <style:style style:name="T21" style:family="text">
      <style:text-properties style:font-name="YahooSans VF" fo:font-style="normal" fo:font-weight="normal"/>
    </style:style>
    <style:style style:name="T22" style:family="text">
      <style:text-properties style:font-name="YahooSans VF" fo:font-size="13.5pt" fo:font-style="normal" fo:font-weight="normal" style:font-name-asian="YahooSans VF" style:font-style-asian="normal" style:font-weight-asian="normal"/>
    </style:style>
    <style:style style:name="T23" style:family="text">
      <style:text-properties style:font-name-asian="YahooSans VF" style:font-style-asian="normal" style:font-weight-asian="normal"/>
    </style:style>
    <style:style style:name="T24" style:family="text">
      <style:text-properties style:font-name-asian="YahooSans VF" style:font-size-asian="13.5pt" style:font-style-asian="normal" style:font-weight-asian="normal"/>
    </style:style>
    <style:style style:name="T25" style:family="text">
      <style:text-properties style:font-name-asian="YahooSans VF" style:font-size-asian="13.5pt" style:language-asian="zh" style:country-asian="TW" style:font-style-asian="normal" style:font-weight-asian="normal"/>
    </style:style>
    <style:style style:name="T26" style:family="text">
      <style:text-properties style:font-name-asian="YahooSans VF" style:language-asian="zh" style:country-asian="TW" style:font-style-asian="normal" style:font-weight-asian="normal"/>
    </style:style>
    <style:style style:name="T27" style:family="text">
      <style:text-properties fo:font-weight="bold" style:font-name-asian="YahooSans VF" style:font-style-asian="normal" style:font-weight-asian="bold" style:font-weight-complex="bold"/>
    </style:style>
    <style:style style:name="T28" style:family="text">
      <style:text-properties fo:font-weight="bold" style:font-name-asian="YahooSans VF" style:font-size-asian="13.5pt" style:font-style-asian="normal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6">RMB</text:span><text:span text:style-name="T7">主要還是反映疫情的險峻情況</text:span><text:span text:style-name="T6">,</text:span><text:span text:style-name="T7"> 昨天</text:span><text:span text:style-name="T6">RMB</text:span><text:span text:style-name="T7">小幅度收貶至6.97</text:span></text:p>
      <text:p text:style-name="P1"><text:span text:style-name="T18">WHO顧問提到中國可能出現毀滅性的疫情浪潮。</text:span><text:span text:style-name="T5">現在宣布解除新冠疫情緊急狀態階段還太早。</text:span><text:span text:style-name="T7"> </text:span></text:p>
      <text:p text:style-name="P3">美國國務院也表示願分享疫苗給中國</text:p>
      <text:p text:style-name="P3"/>
      <text:p text:style-name="P1">///////////////////////////////////////////////////</text:p>
      <text:p text:style-name="P1"><text:span text:style-name="T1">股市</text:span>~~~</text:p>
      <text:p text:style-name="P1">上證 <text:s/>(-0.17%) <text:s/>: <text:s/><text:span text:style-name="T11">臨近年尾，</text:span> <text:span text:style-name="T11">市場</text:span><text:span text:style-name="T10">交易慾望</text:span><text:span text:style-name="T11">不大(</text:span><text:span text:style-name="T10">成交量明顯下降</text:span><text:span text:style-name="T11">)，</text:span> ,<text:span text:style-name="T1">呈現量縮整理</text:span></text:p>
      <text:p text:style-name="P1"/>
      <text:p text:style-name="P1">領跌:</text:p>
      <text:p text:style-name="P1"><text:span text:style-name="T13">電力、房地產、鋼鐵股</text:span><text:span text:style-name="T10">跌逾</text:span><text:span text:style-name="T8">1%</text:span><text:span text:style-name="T1"> </text:span></text:p>
      <text:p text:style-name="P1"/>
      <text:p text:style-name="P1">領漲:</text:p>
      <text:p text:style-name="P1"><text:span text:style-name="T13">酒店旅遊股</text:span><text:span text:style-name="T10">升逾</text:span><text:span text:style-name="T9">2%</text:span><text:span text:style-name="T10">；釀酒股升逾</text:span><text:span text:style-name="T9">1%</text:span><text:span text:style-name="T10">；</text:span><text:span text:style-name="T4"> </text:span><text:span text:style-name="T16">新冠特效藥概念</text:span><text:span text:style-name="T4"> </text:span></text:p>
      <text:p text:style-name="P1"/>
      <text:p text:style-name="P1">///////////////////////////////////////////////////</text:p>
      <text:p text:style-name="P1">港</text:p>
      <text:p text:style-name="P1">恆生~~~<text:span text:style-name="T1">(+0.34%)</text:span> <text:span text:style-name="T1">香港媒體有傳出明年1/3開始中國將不再需要入境隔離, <text:s/>(由5+3 <text:s text:c="2"/>改成0+3)</text:span></text:p>
      <text:p text:style-name="P1"/>
      <text:p text:style-name="P1"/>
      <text:p text:style-name="P1"><text:span text:style-name="T3">恆生科技股指數 <text:s/>(+0.43</text:span><text:span text:style-name="T4">%)</text:span></text:p>
      <text:p text:style-name="P1"/>
      <text:p text:style-name="P1">領<text:span text:style-name="T1">漲</text:span>:</text:p>
      <text:p text:style-name="P2">(<text:span text:style-name="T1">黃金, 原物料</text:span>)</text:p>
      <text:p text:style-name="P1"><text:span text:style-name="T19">黃金股大漲</text:span><text:span text:style-name="T20">2.9%</text:span><text:span text:style-name="T19">，紫金礦業升</text:span><text:span text:style-name="T20">3.3%</text:span><text:span text:style-name="T19">，招金礦業漲</text:span><text:span text:style-name="T20">4.5%</text:span><text:span text:style-name="T19">。</text:span></text:p>
      <text:p text:style-name="P1"><text:span text:style-name="T23">防疫概念的</text:span><text:span text:style-name="T27">醫藥股</text:span><text:span text:style-name="T23">反彈，騰盛漲近</text:span><text:span text:style-name="T21">9%</text:span><text:span text:style-name="T23">，新華製藥漲</text:span><text:span text:style-name="T21">4.9%</text:span><text:span text:style-name="T23">，中國生物製藥升</text:span><text:span text:style-name="T21">2.5%</text:span><text:span text:style-name="T23">。</text:span></text:p>
      <text:p text:style-name="P1"><text:span text:style-name="T27">餐飲股</text:span><text:span text:style-name="T23">也上漲，海底撈升</text:span><text:span text:style-name="T21">3.9%</text:span><text:span text:style-name="T23">，報</text:span><text:span text:style-name="T21">19.98</text:span><text:span text:style-name="T23">港元；倩碧升</text:span><text:span text:style-name="T21">16%</text:span><text:span text:style-name="T23">。</text:span></text:p>
      <text:p text:style-name="P1"><text:span text:style-name="T24">在</text:span><text:span text:style-name="T28">耐吉</text:span><text:span text:style-name="T24">上季</text:span><text:span text:style-name="T25">財報數據</text:span><text:span text:style-name="T24">優於預期之下，耐吉概念股上升，申洲升</text:span><text:span text:style-name="T22">7%</text:span><text:span text:style-name="T24">，報</text:span><text:span text:style-name="T22">81.3</text:span><text:span text:style-name="T24">港元，為升幅最大藍籌股；裕元也升</text:span><text:span text:style-name="T22">4.8%</text:span><text:span text:style-name="T24">。</text:span><text:span text:style-name="T23"> </text:span><text:span text:style-name="T26">(</text:span><text:span text:style-name="T17">打折促銷奏效)</text:span></text:p>
      <text:p text:style-name="P1"><text:span text:style-name="T26"/></text:p>
      <text:p text:style-name="P1"><text:span text:style-name="T14">領跌:</text:span></text:p>
      <text:p text:style-name="P1"><text:span text:style-name="T3">在特斯拉</text:span><text:span text:style-name="T4">前一日</text:span><text:span text:style-name="T3">大跌</text:span><text:span text:style-name="T2">8.1%</text:span><text:span text:style-name="T3">之下，</text:span><text:span text:style-name="T14">電動車&amp;鋰電池概念是明顯下跌的狀況</text:span></text:p>
      <text:p text:style-name="P1"><text:span text:style-name="T14">///////////////////////////////////////////////////</text:span></text:p>
      <text:p text:style-name="P1"><text:span text:style-name="T1">~~預測~~ (不同於高盛等投行的看法)</text:span></text:p>
      <text:p text:style-name="P1">世界銀行將明年中國GDP預測由4.5下修至4.3</text:p>
      <text:p text:style-name="P1"><text:span text:style-name="T12">原因是他認為中國可能</text:span><text:span text:style-name="T4">為了減緩病毒傳播而重新收緊防疫措施</text:span><text:span text:style-name="T12">。另外, 房地產行業的負面影響也會持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THeiti, 'Sans Serif'"/>
    <style:font-face style:name="Microsoft JhengHei" svg:font-family="'Microsoft JhengHei', Arial, Helvetica, sans-serif"/>
    <style:font-face style:name="Microsoft Jhenghei1" svg:font-family="'Microsoft Jhenghei', 'Open Sans', Arial, 'Hiragino Sans GB', 'Pingfang TC', 'Lantinghei TC', 'Microsoft YaHei', 'Wenquanyi Micro Hei', 'WenQuanYi Zen Hei', 'ST Heiti', SimHei, 'WenQuanYi Zen Hei Sharp', sans-serif"/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New Microsoft JhengHei" svg:font-family="'New Microsoft JhengHei', 'Microsoft JhengHei', sans-serif"/>
    <style:font-face style:name="Noto Sans TC" svg:font-family="'Noto Sans TC'"/>
    <style:font-face style:name="Noto Sans TC1" svg:font-family="'Noto Sans TC', 'Apple LiGothic Medium', PingFang, 'Microsoft JhengHei', 'WenQuanYi Zen Hei', helvetica, Arial, sans-serif"/>
    <style:font-face style:name="YahooSans VF" svg:font-family="'YahooSans VF', 'Yahoo Sans', YahooSans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icrosoft YaHei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15T15:59:06.36</meta:creation-date>
    <dc:date>2022-12-21T22:02:23.38</dc:date>
    <meta:editing-duration>PT6H21M45S</meta:editing-duration>
    <meta:editing-cycles>171</meta:editing-cycles>
    <meta:generator>OpenOffice/4.1.7$Win32 OpenOffice.org_project/417m1$Build-9800</meta:generator>
    <meta:document-statistic meta:table-count="0" meta:image-count="0" meta:object-count="0" meta:page-count="1" meta:paragraph-count="26" meta:word-count="463" meta:character-count="726"/>
  </office:meta>
</office:document-meta>
</file>